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08368" officeooo:paragraph-rsid="00008368" style:font-weight-asian="bold" style:font-weight-complex="bold"/>
    </style:style>
    <style:style style:name="P2" style:family="paragraph" style:parent-style-name="Standard">
      <style:text-properties fo:font-weight="bold" officeooo:rsid="00008368" officeooo:paragraph-rsid="00011d09" style:font-weight-asian="bold" style:font-weight-complex="bold"/>
    </style:style>
    <style:style style:name="P3" style:family="paragraph" style:parent-style-name="Standard">
      <style:text-properties fo:font-weight="bold" officeooo:rsid="00008368" style:font-weight-asian="bold" style:font-weight-complex="bold"/>
    </style:style>
    <style:style style:name="P4" style:family="paragraph" style:parent-style-name="Standard">
      <style:text-properties fo:font-weight="normal" officeooo:rsid="00008368" officeooo:paragraph-rsid="0000836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1d09" style:font-weight-asian="normal" style:font-weight-complex="normal"/>
    </style:style>
    <style:style style:name="T3" style:family="text">
      <style:text-properties fo:font-weight="normal" officeooo:rsid="0002e84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KETBALL VISION</text:p>
      <text:p text:style-name="P2"><text:span text:style-name="T1">Basketball Vision is a novel sports system for visually impaired people to </text:span><text:span text:style-name="T3">play basketball with or without other players</text:span><text:span text:style-name="T1">. The system is composed of </text:span><text:span text:style-name="T3">an </text:span><text:span text:style-name="T1">embedded system to collect data and </text:span><text:span text:style-name="T3">a </text:span><text:span text:style-name="T1">smartphone application (</text:span><text:span text:style-name="T3">supported by </text:span><text:span text:style-name="T1">both Android and iOS) that will provide the user end experience. The hardware system collects data, then uploads the data to the users smartphone, where the </text:span><text:span text:style-name="T2">application </text:span><text:span text:style-name="T1">speaks to the user through audio. The overall experience includes informing the user their position on the basketball court, the distance to the goal, where their shot landed, and a mechanism to throw the ball back to the user. If time permits, an embedded system will be placed in the actual basketball – opening up more versatile implementations and new features such as informing the user of the position of the ball. </text:span></text:p>
      <text:p text:style-name="P1"/>
      <text:p text:style-name="P4">The University of Kentucky Basketball Vision team members are Kendall Weihe, Thomas Underwood, Jared Becker, Byron Giles, and Matt Resch. Basketball Vision is a partnership between North Oldham High School and the University of Kentuckuy. Student teams at both North Oldham High School and the University of Kentucky have taken on responsibilities for different components of the system. </text:p>
      <text:p text:style-name="P1"/>
      <text:p text:style-name="P1">OBJECTIVES</text:p>
      <text:p text:style-name="P4">Teach students about:</text:p>
      <text:p text:style-name="P4">- Embedded systems</text:p>
      <text:p text:style-name="P4">- Smartphone application development</text:p>
      <text:p text:style-name="P4">- Quality assurance</text:p>
      <text:p text:style-name="P1"><text:span text:style-name="T1">- </text:span><text:span text:style-name="T2">C</text:span><text:span text:style-name="T1">ollaboration </text:span><text:span text:style-name="T2">across te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9:44:01.635454633</meta:creation-date>
    <dc:date>2016-10-13T21:03:58.005572866</dc:date>
    <meta:editing-duration>PT2M40S</meta:editing-duration>
    <meta:editing-cycles>2</meta:editing-cycles>
    <meta:generator>LibreOffice/4.2.8.2$Linux_X86_64 LibreOffice_project/420m0$Build-2</meta:generator>
    <meta:document-statistic meta:table-count="0" meta:image-count="0" meta:object-count="0" meta:page-count="1" meta:paragraph-count="9" meta:word-count="212" meta:character-count="1353" meta:non-whitespace-character-count="1147"/>
  </office:meta>
</office:document-meta>
</file>